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1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112cm" svg:height="2.385cm" svg:x="3.369cm" svg:y="15.789cm">
          <draw:text-box>
            <text:p>1. Export to png with 256 Pixel</text:p>
            <text:p>2. Scal with Gimp to 64 Pixel</text:p>
            <text:p>3. Remove Color Qt-Error with “convert src dest“</text:p>
          </draw:text-box>
        </draw:frame>
        <draw:g>
          <draw:rect draw:style-name="gr2" draw:text-style-name="P1" draw:layer="layout" svg:width="3.528cm" svg:height="3.528cm" svg:x="8.056cm" svg:y="8.056cm">
            <text:p/>
          </draw:rect>
          <draw:rect draw:style-name="gr3" draw:text-style-name="P1" draw:layer="layout" svg:width="2.117cm" svg:height="2.117cm" svg:x="8.761cm" svg:y="8.761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7T18:06:24</meta:creation-date>
    <dc:date>2022-04-27T23:15:43</dc:date>
    <meta:editing-duration>PT40M52S</meta:editing-duration>
    <meta:editing-cycles>9</meta:editing-cycles>
    <meta:generator>OpenOffice/4.1.4$Unix OpenOffice.org_project/414m5$Build-9788</meta:generator>
    <meta:document-statistic meta:object-count="4"/>
  </office:meta>
</office:document-meta>
</file>